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d1a4" officeooo:paragraph-rsid="0015d1a4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18c8ac" officeooo:paragraph-rsid="0018c8ac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18c8ac" officeooo:paragraph-rsid="0018c8a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rsid="001a7a93" officeooo:paragraph-rsid="001a7a93"/>
    </style:style>
    <style:style style:name="P5" style:family="paragraph" style:parent-style-name="Standard">
      <style:paragraph-properties fo:text-align="center" style:justify-single-word="false"/>
      <style:text-properties officeooo:rsid="001bb3ff" officeooo:paragraph-rsid="001bb3ff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8c8ac" officeooo:paragraph-rsid="0018c8a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c984b" officeooo:paragraph-rsid="001c984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b1b6" officeooo:paragraph-rsid="001db1b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ed53a" officeooo:paragraph-rsid="001ed53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77f31" officeooo:paragraph-rsid="00277f3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876a4" officeooo:paragraph-rsid="002876a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9443e" officeooo:paragraph-rsid="0029443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9661f" officeooo:paragraph-rsid="0029661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a7a3f" officeooo:paragraph-rsid="002a7a3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dd496" officeooo:paragraph-rsid="002a7a3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dd496" officeooo:paragraph-rsid="002dd49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ef4e8" officeooo:paragraph-rsid="002ef4e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f66d1" officeooo:paragraph-rsid="002f66d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03024" officeooo:paragraph-rsid="0030302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40pt" fo:font-weight="bold" officeooo:rsid="0036ff51" officeooo:paragraph-rsid="0036ff51" style:font-size-asian="35pt" style:font-weight-asian="bold" style:font-size-complex="40pt" style:font-weight-complex="bold"/>
    </style:style>
    <style:style style:name="P21" style:family="paragraph">
      <style:paragraph-properties fo:text-align="center"/>
      <style:text-properties fo:font-size="12pt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-color="#ffffff"/>
      <style:paragraph-properties fo:text-align="center"/>
    </style:style>
    <style:style style:name="T1" style:family="text">
      <style:text-properties officeooo:rsid="001c1aee"/>
    </style:style>
    <style:style style:name="T2" style:family="text">
      <style:text-properties officeooo:rsid="00246752"/>
    </style:style>
    <style:style style:name="T3" style:family="text">
      <style:text-properties officeooo:rsid="00350ccf"/>
    </style:style>
    <style:style style:name="T4" style:family="text">
      <style:text-properties officeooo:rsid="0035224c"/>
    </style:style>
    <style:style style:name="T5" style:family="text">
      <style:text-properties fo:font-size="12pt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261cm" fo:min-width="1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94cm" fo:min-width="3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175cm" fo:min-width="1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draw:marker-start-width="0.203cm" draw:marker-end-width="0.20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cm" draw:textarea-horizontal-align="justify" draw:textarea-vertical-align="middle" draw:auto-grow-height="false" fo:min-height="0.24cm" fo:min-width="0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cm" draw:textarea-horizontal-align="justify" draw:textarea-vertical-align="middle" draw:auto-grow-height="false" fo:min-height="0.24cm" fo:min-width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cm" draw:fill-color="#ffffff" draw:textarea-horizontal-align="justify" draw:textarea-vertical-align="middle" draw:auto-grow-height="false" fo:min-height="0.997cm" fo:min-width="1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cm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ydział Fizyki Uniwersytetu w Białymstoku</text:p>
      <text:p text:style-name="P1">Michał Stankiewicz II rok Fizyki gier komputerowych i robotów</text:p>
      <text:p text:style-name="P4">Lab: 16.10.2017</text:p>
      <text:p text:style-name="P1"/>
      <text:p text:style-name="P1"/>
      <text:p text:style-name="P20">Charakterystyka prądowo napięciowa diod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/>
      <text:p text:style-name="P6">Celem doświadczenia jest wyznaczenie zależności <text:span text:style-name="T1">między natężeniem prądu, a napięciem prądu płynącego przez opornik.</text:span></text:p>
      <text:p text:style-name="P7"/>
      <text:p text:style-name="P7">Potrzebnymi przyrządami są:</text:p>
      <text:p text:style-name="P7"/>
      <text:p text:style-name="P7">Zasilacz prądu stałego + regulowany opornik, co pozwala na regulację napięcia,</text:p>
      <text:p text:style-name="P8">Badany opornik,</text:p>
      <text:p text:style-name="P8">Woltomierz,</text:p>
      <text:p text:style-name="P8">Amperomierz</text:p>
      <text:p text:style-name="P8"/>
      <text:p text:style-name="P9"><draw:custom-shape text:anchor-type="paragraph" draw:z-index="3" draw:name="Kształt3" draw:style-name="gr2" draw:text-style-name="P21" svg:width="1.749cm" svg:height="1.781cm" svg:x="7.23cm" svg:y="0.312cm"><text:p text:style-name="P22"><text:span text:style-name="T5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Układ <text:span text:style-name="T2">1</text:span>:</text:p>
      <text:p text:style-name="P9"><draw:line text:anchor-type="paragraph" draw:z-index="0" draw:name="Kształt1" draw:style-name="gr1" draw:text-style-name="P21" svg:x1="5.492cm" svg:y1="2.984cm" svg:x2="5.492cm" svg:y2="0.819cm"><text:p/></draw:line><draw:line text:anchor-type="paragraph" draw:z-index="1" draw:name="Kształt1" draw:style-name="gr1" draw:text-style-name="P21" svg:x1="10.651cm" svg:y1="2.929cm" svg:x2="10.651cm" svg:y2="0.764cm"><text:p/></draw:line><draw:line text:anchor-type="paragraph" draw:z-index="2" draw:name="Kształt2" draw:style-name="gr1" draw:text-style-name="P22" svg:x1="5.492cm" svg:y1="0.821cm" svg:x2="10.651cm" svg:y2="0.766cm"><text:p/></draw:line><draw:line text:anchor-type="paragraph" draw:z-index="4" draw:name="Kształt4" draw:style-name="gr1" draw:text-style-name="P22" svg:x1="5.492cm" svg:y1="2.985cm" svg:x2="15.701cm" svg:y2="2.985cm"><text:p/></draw:line><draw:line text:anchor-type="paragraph" draw:z-index="5" draw:name="Kształt5" draw:style-name="gr1" draw:text-style-name="P22" svg:x1="10.325cm" svg:y1="2.985cm" svg:x2="1.582cm" svg:y2="2.985cm"><text:p/></draw:line><draw:custom-shape text:anchor-type="paragraph" draw:z-index="6" draw:name="Kształt6" draw:style-name="gr3" draw:text-style-name="P23" svg:width="3.536cm" svg:height="0.941cm" svg:x="6.357cm" svg:y="2.427cm"><text:p text:style-name="P22"><text:span text:style-name="T6">R</text:span></text:p><draw:enhanced-geometry svg:viewBox="0 0 21600 21600" draw:type="rectangle" draw:enhanced-path="M 0 0 L 21600 0 21600 21600 0 21600 0 0 Z N"/></draw:custom-shape><draw:line text:anchor-type="paragraph" draw:z-index="7" draw:name="Kształt7" draw:style-name="gr1" draw:text-style-name="P22" svg:x1="15.701cm" svg:y1="2.985cm" svg:x2="15.701cm" svg:y2="8.015cm"><text:p/></draw:line><draw:line text:anchor-type="paragraph" draw:z-index="8" draw:name="Kształt8" draw:style-name="gr1" draw:text-style-name="P22" svg:x1="15.702cm" svg:y1="8.016cm" svg:x2="8.501cm" svg:y2="8.016cm"><text:p/></draw:line><draw:line text:anchor-type="paragraph" draw:z-index="9" draw:name="Kształt9" draw:style-name="gr1" draw:text-style-name="P22" svg:x1="1.582cm" svg:y1="2.985cm" svg:x2="1.582cm" svg:y2="8.015cm"><text:p/></draw:line><draw:custom-shape text:anchor-type="paragraph" draw:z-index="10" draw:name="Kształt10" draw:style-name="gr4" draw:text-style-name="P22" svg:width="1.631cm" svg:height="1.659cm" svg:x="14.935cm" svg:y="4.576cm"><text:p text:style-name="P22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Kształt11" draw:style-name="gr5" draw:text-style-name="P22" svg:x1="7.561cm" svg:y1="7.313cm" svg:x2="7.561cm" svg:y2="8.597cm"><text:p/></draw:line><draw:line text:anchor-type="paragraph" draw:z-index="12" draw:name="Kształt12" draw:style-name="gr6" draw:text-style-name="P22" svg:x1="8.501cm" svg:y1="7.684cm" svg:x2="8.501cm" svg:y2="8.265cm"><text:p/></draw:line><draw:line text:anchor-type="paragraph" draw:z-index="13" draw:name="Kształt13" draw:style-name="gr6" draw:text-style-name="P22" svg:x1="8.783cm" svg:y1="7.811cm" svg:x2="9.234cm" svg:y2="7.811cm"><text:p/></draw:line><draw:line text:anchor-type="paragraph" draw:z-index="14" draw:name="Kształt14" draw:style-name="gr6" draw:text-style-name="P22" svg:x1="6.888cm" svg:y1="7.639cm" svg:x2="7.317cm" svg:y2="7.645cm"><text:p/></draw:line><draw:line text:anchor-type="paragraph" draw:z-index="15" draw:name="Kształt15" draw:style-name="gr6" draw:text-style-name="P22" svg:x1="7.116cm" svg:y1="7.396cm" svg:x2="7.116cm" svg:y2="7.811cm"><text:p/></draw:line><draw:line text:anchor-type="paragraph" draw:z-index="16" draw:name="Kształt16" draw:style-name="gr6" draw:text-style-name="P22" svg:x1="1.582cm" svg:y1="8.016cm" svg:x2="7.561cm" svg:y2="8.016cm"><text:p/></draw:line><draw:custom-shape text:anchor-type="paragraph" draw:z-index="17" draw:name="Kształt17" draw:style-name="gr7" draw:text-style-name="P22" svg:width="0.329cm" svg:height="0.336cm" svg:x="5.355cm" svg:y="2.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Kształt17" draw:style-name="gr8" draw:text-style-name="P22" svg:width="0.325cm" svg:height="0.336cm" svg:x="10.478cm" svg:y="2.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Kształt18" draw:style-name="gr9" draw:text-style-name="P24" svg:width="1.489cm" svg:height="0.997cm" svg:x="7.332cm" svg:y="8.779cm"><text:p text:style-name="P22"><text:span text:style-name="T6">U</text:span></text:p><draw:enhanced-geometry svg:viewBox="0 0 21600 21600" draw:type="rectangle" draw:enhanced-path="M 0 0 L 21600 0 21600 21600 0 21600 0 0 Z N"/></draw:custom-shape><draw:line text:anchor-type="paragraph" draw:z-index="20" draw:name="Kształt1" draw:style-name="gr1" draw:text-style-name="P21" svg:x1="4.936cm" svg:y1="13.372cm" svg:x2="4.936cm" svg:y2="11.207cm"><text:p/></draw:line><draw:line text:anchor-type="paragraph" draw:z-index="21" draw:name="Kształt2" draw:style-name="gr1" draw:text-style-name="P22" svg:x1="4.937cm" svg:y1="11.21cm" svg:x2="16.956cm" svg:y2="11.245cm"><text:p/></draw:line><draw:custom-shape text:anchor-type="paragraph" draw:z-index="22" draw:name="Kształt3" draw:style-name="gr2" draw:text-style-name="P21" svg:width="1.749cm" svg:height="1.781cm" svg:x="10.716cm" svg:y="10.333cm"><text:p text:style-name="P22"><text:span text:style-name="T5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Kształt4" draw:style-name="gr1" draw:text-style-name="P22" svg:x1="4.936cm" svg:y1="13.373cm" svg:x2="15.145cm" svg:y2="13.373cm"><text:p/></draw:line><draw:line text:anchor-type="paragraph" draw:z-index="24" draw:name="Kształt5" draw:style-name="gr1" draw:text-style-name="P22" svg:x1="9.77cm" svg:y1="13.373cm" svg:x2="1.027cm" svg:y2="13.373cm"><text:p/></draw:line><draw:custom-shape text:anchor-type="paragraph" draw:z-index="25" draw:name="Kształt6" draw:style-name="gr3" draw:text-style-name="P23" svg:width="3.536cm" svg:height="0.941cm" svg:x="5.801cm" svg:y="12.815cm"><text:p text:style-name="P22"><text:span text:style-name="T6">R</text:span></text:p><draw:enhanced-geometry svg:viewBox="0 0 21600 21600" draw:type="rectangle" draw:enhanced-path="M 0 0 L 21600 0 21600 21600 0 21600 0 0 Z N"/></draw:custom-shape><draw:line text:anchor-type="paragraph" draw:z-index="26" draw:name="Kształt7" draw:style-name="gr1" draw:text-style-name="P22" svg:x1="15.146cm" svg:y1="13.373cm" svg:x2="15.146cm" svg:y2="18.403cm"><text:p/></draw:line><draw:line text:anchor-type="paragraph" draw:z-index="27" draw:name="Kształt8" draw:style-name="gr1" draw:text-style-name="P22" svg:x1="15.146cm" svg:y1="18.403cm" svg:x2="7.945cm" svg:y2="18.403cm"><text:p/></draw:line><draw:line text:anchor-type="paragraph" draw:z-index="28" draw:name="Kształt9" draw:style-name="gr1" draw:text-style-name="P22" svg:x1="1.027cm" svg:y1="13.373cm" svg:x2="1.027cm" svg:y2="18.403cm"><text:p/></draw:line><draw:custom-shape text:anchor-type="paragraph" draw:z-index="29" draw:name="Kształt10" draw:style-name="gr4" draw:text-style-name="P22" svg:width="1.631cm" svg:height="1.659cm" svg:x="14.379cm" svg:y="14.963cm"><text:p text:style-name="P22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Kształt11" draw:style-name="gr5" draw:text-style-name="P22" svg:x1="7.005cm" svg:y1="17.7cm" svg:x2="7.005cm" svg:y2="18.984cm"><text:p/></draw:line><draw:line text:anchor-type="paragraph" draw:z-index="31" draw:name="Kształt12" draw:style-name="gr6" draw:text-style-name="P22" svg:x1="7.945cm" svg:y1="18.071cm" svg:x2="7.945cm" svg:y2="18.652cm"><text:p/></draw:line><draw:line text:anchor-type="paragraph" draw:z-index="32" draw:name="Kształt13" draw:style-name="gr6" draw:text-style-name="P22" svg:x1="8.227cm" svg:y1="18.198cm" svg:x2="8.678cm" svg:y2="18.198cm"><text:p/></draw:line><draw:line text:anchor-type="paragraph" draw:z-index="33" draw:name="Kształt14" draw:style-name="gr6" draw:text-style-name="P22" svg:x1="6.332cm" svg:y1="18.027cm" svg:x2="6.761cm" svg:y2="18.033cm"><text:p/></draw:line><draw:line text:anchor-type="paragraph" draw:z-index="34" draw:name="Kształt15" draw:style-name="gr6" draw:text-style-name="P22" svg:x1="6.56cm" svg:y1="17.783cm" svg:x2="6.56cm" svg:y2="18.198cm"><text:p/></draw:line><draw:line text:anchor-type="paragraph" draw:z-index="35" draw:name="Kształt16" draw:style-name="gr6" draw:text-style-name="P22" svg:x1="1.027cm" svg:y1="18.403cm" svg:x2="7.006cm" svg:y2="18.403cm"><text:p/></draw:line><draw:custom-shape text:anchor-type="paragraph" draw:z-index="36" draw:name="Kształt17" draw:style-name="gr7" draw:text-style-name="P22" svg:width="0.329cm" svg:height="0.336cm" svg:x="4.8cm" svg:y="13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Kształt18" draw:style-name="gr9" draw:text-style-name="P24" svg:width="1.489cm" svg:height="0.997cm" svg:x="6.777cm" svg:y="19.166cm"><text:p text:style-name="P22"><text:span text:style-name="T6">U</text:span></text:p><draw:enhanced-geometry svg:viewBox="0 0 21600 21600" draw:type="rectangle" draw:enhanced-path="M 0 0 L 21600 0 21600 21600 0 21600 0 0 Z N"/></draw:custom-shape><draw:line text:anchor-type="paragraph" draw:z-index="38" draw:name="Kształt19" draw:style-name="gr10" draw:text-style-name="P25" svg:x1="16.956cm" svg:y1="11.245cm" svg:x2="16.956cm" svg:y2="17.671cm"><text:p/></draw:line><draw:line text:anchor-type="paragraph" draw:z-index="39" draw:name="Kształt20" draw:style-name="gr10" draw:text-style-name="P25" svg:x1="16.957cm" svg:y1="17.671cm" svg:x2="15.145cm" svg:y2="17.671cm"><text:p/></draw:line><draw:custom-shape text:anchor-type="paragraph" draw:z-index="40" draw:name="Kształt17" draw:style-name="gr7" draw:text-style-name="P22" svg:width="0.329cm" svg:height="0.336cm" svg:x="15.018cm" svg:y="17.5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Układ 2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Tworzymy układ jak na rys. 1,</text:p>
      <text:p text:style-name="P13">Sprawdzamy miernikiem oporność układu (135,8 Omów)</text:p>
      <text:p text:style-name="P11">Regulując napięcie zapisujemy wskazania woltomierza i amperomierza</text:p>
      <text:p text:style-name="P12">oraz obliczamy oporność opornika wzorem R=U/I</text:p>
      <text:p text:style-name="P11"><draw:frame draw:style-name="fr1" draw:name="Obiekt1" text:anchor-type="paragraph" svg:x="0.009cm" svg:y="0.471cm" svg:width="14.33cm" svg:height="12.924cm" draw:z-index="41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Następnie podłączamy układ jak na rys. 2 i ponownie wykonujemy pomiary</text:p>
      <text:p text:style-name="P14"/>
      <text:p text:style-name="P14"><draw:frame draw:style-name="fr1" draw:name="Obiekt2" text:anchor-type="paragraph" svg:x="-0.012cm" svg:y="0cm" svg:width="14.446cm" svg:height="2.171cm" draw:z-index="42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p text:style-name="P14"/>
      <text:p text:style-name="P14"/>
      <text:p text:style-name="P15"/>
      <text:p text:style-name="P16">Średnia oporów z pierwszego badania: 0,134170709 Ohm</text:p>
      <text:p text:style-name="P17">Średnia oporów z drugiego badania: 0,135532352 Ohm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Obiekt3" text:anchor-type="paragraph" svg:width="16.006cm" svg:height="8.989cm" draw:z-index="43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8">Wykres U/I</text:p>
      <text:p text:style-name="P17"/>
      <text:p text:style-name="P19">Wnioski:</text:p>
      <text:p text:style-name="P19">1. Z wykresu można wywnioskować, że zależność napięcia od natężenia prądu jest liniowa, <text:span text:style-name="T4">co potwierdza prawdziwość prawa Ohma.</text:span></text:p>
      <text:p text:style-name="P19">2. <text:span text:style-name="T3">Średnia oporów wyliczona z układu drugiego jest bliższa wartości zmierzonej miernikiem, mimo dużo mniejszej ilości pomiar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1:26:20.991000000</meta:creation-date>
    <dc:date>2017-11-05T18:42:19.154000000</dc:date>
    <meta:editing-duration>PT2H22M54S</meta:editing-duration>
    <meta:editing-cycles>33</meta:editing-cycles>
    <meta:generator>LibreOffice/5.3.2.2$Windows_X86_64 LibreOffice_project/6cd4f1ef626f15116896b1d8e1398b56da0d0ee1</meta:generator>
    <meta:document-statistic meta:table-count="0" meta:image-count="0" meta:object-count="3" meta:page-count="4" meta:paragraph-count="23" meta:word-count="144" meta:character-count="1062" meta:non-whitespace-character-count="9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Napięcie [V]</text:p>
          </table:table-cell>
          <table:table-cell office:value-type="string" calcext:value-type="string">
            <text:p>Niepewność</text:p>
          </table:table-cell>
          <table:table-cell office:value-type="string" calcext:value-type="string">
            <text:p>Natężenie[mA]</text:p>
          </table:table-cell>
          <table:table-cell office:value-type="string" calcext:value-type="string">
            <text:p>Niepewność</text:p>
          </table:table-cell>
          <table:table-cell office:value-type="string" calcext:value-type="string">
            <text:p>R=U/I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table:formula="of:=[.A3]/[.C3]" office:value-type="float" office:value="0.133333333333333" calcext:value-type="float">
            <text:p>0,13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table:formula="of:=[.A4]/[.C4]" office:value-type="float" office:value="0.133333333333333" calcext:value-type="float">
            <text:p>0,13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37.5" calcext:value-type="float">
            <text:p>37,5</text:p>
          </table:table-cell>
          <table:table-cell office:value-type="float" office:value="0.5" calcext:value-type="float">
            <text:p>0,5</text:p>
          </table:table-cell>
          <table:table-cell table:formula="of:=[.A5]/[.C5]" office:value-type="float" office:value="0.133333333333333" calcext:value-type="float">
            <text:p>0,1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table:formula="of:=[.A6]/[.C6]" office:value-type="float" office:value="0.133333333333333" calcext:value-type="float">
            <text:p>0,1333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,5</text:p>
          </table:table-cell>
          <table:table-cell table:formula="of:=[.A7]/[.C7]" office:value-type="float" office:value="0.134615384615385" calcext:value-type="float">
            <text:p>0,1346153846153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59.5" calcext:value-type="float">
            <text:p>59,5</text:p>
          </table:table-cell>
          <table:table-cell office:value-type="float" office:value="0.5" calcext:value-type="float">
            <text:p>0,5</text:p>
          </table:table-cell>
          <table:table-cell table:formula="of:=[.A8]/[.C8]" office:value-type="float" office:value="0.134453781512605" calcext:value-type="float">
            <text:p>0,1344537815126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,5</text:p>
          </table:table-cell>
          <table:table-cell table:formula="of:=[.A9]/[.C9]" office:value-type="float" office:value="0.134328358208955" calcext:value-type="float">
            <text:p>0,1343283582089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A10]/[.C10]" office:value-type="float" office:value="0.133333333333333" calcext:value-type="float">
            <text:p>0,1333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A11]/[.C11]" office:value-type="float" office:value="0.134146341463415" calcext:value-type="float">
            <text:p>0,1341463414634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A12]/[.C12]" office:value-type="float" office:value="0.133333333333333" calcext:value-type="float">
            <text:p>0,13333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A13]/[.C13]" office:value-type="float" office:value="0.135416666666667" calcext:value-type="float">
            <text:p>0,13541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A14]/[.C14]" office:value-type="float" office:value="0.134615384615385" calcext:value-type="float">
            <text:p>0,1346153846153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[.A15]/[.C15]" office:value-type="float" office:value="0.132743362831858" calcext:value-type="float">
            <text:p>0,1327433628318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A16]/[.C16]" office:value-type="float" office:value="0.135593220338983" calcext:value-type="float">
            <text:p>0,1355932203389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[.A17]/[.C17]"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A18]/[.C18]" office:value-type="float" office:value="0.135338345864662" calcext:value-type="float">
            <text:p>0,1353383458646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A19]/[.C19]" office:value-type="float" office:value="0.135714285714286" calcext:value-type="float">
            <text:p>0,135714285714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formula="of:=[.A20]/[.C20]" office:value-type="float" office:value="0.135135135135135" calcext:value-type="float">
            <text:p>0,1351351351351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[.A21]/[.C21]" office:value-type="float" office:value="0.134615384615385" calcext:value-type="float">
            <text:p>0,1346153846153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formula="of:=[.A22]/[.C22]" office:value-type="float" office:value="0.134146341463415" calcext:value-type="float">
            <text:p>0,1341463414634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table:formula="of:=[.A23]/[.C23]" office:value-type="float" office:value="0.129032258064516" calcext:value-type="float">
            <text:p>0,1290322580645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formula="of:=[.A24]/[.C24]" office:value-type="float" office:value="0.135416666666667" calcext:value-type="float">
            <text:p>0,135416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formula="of:=[.A25]/[.C25]" office:value-type="float" office:value="0.134615384615385" calcext:value-type="float">
            <text:p>0,13461538461538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.00.0000</text:date>, <text:time style:data-style-name="N2" text:time-value="15:28:03.88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26">
          <table:table-cell table:number-columns-repeated="5"/>
        </table:table-row>
        <table:table-row table:style-name="ro1">
          <table:table-cell table:style-name="ce3" office:value-type="string" calcext:value-type="string">
            <text:p>Napięcie [V]</text:p>
          </table:table-cell>
          <table:table-cell table:style-name="ce3" office:value-type="string" calcext:value-type="string">
            <text:p>Niepewność</text:p>
          </table:table-cell>
          <table:table-cell table:style-name="ce3" office:value-type="string" calcext:value-type="string">
            <text:p>Natężenie[mA]</text:p>
          </table:table-cell>
          <table:table-cell table:style-name="ce3" office:value-type="string" calcext:value-type="string">
            <text:p>Niepewność</text:p>
          </table:table-cell>
          <table:table-cell table:style-name="ce3" office:value-type="string" calcext:value-type="string">
            <text:p>R=U/I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28]/[.C28]" office:value-type="float" office:value="0.133333333333333" calcext:value-type="float">
            <text:p>0,133333333333333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29]/[.C29]" office:value-type="float" office:value="0.136054421768707" calcext:value-type="float">
            <text:p>0,136054421768707</text:p>
          </table:table-cell>
        </table:table-row>
        <table:table-row table:style-name="ro1">
          <table:table-cell table:style-name="ce3" office:value-type="float" office:value="29.5" calcext:value-type="float">
            <text:p>29,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A30]/[.C30]" office:value-type="float" office:value="0.137209302325581" calcext:value-type="float">
            <text:p>0,13720930232558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.00.0000</text:date>, <text:time style:data-style-name="N2" text:time-value="15:36:55.66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local-table.$B$2:.$B$25" chart:error-lower-range="local-table.$B$2:.$B$25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B$25" chart:error-lower-range="local-table.$B$2:.$B$25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ff00"/>
    </style:style>
    <style:style style:name="ch9" style:family="chart">
      <style:chart-properties chart:error-upper-indicator="true" chart:error-lower-indicator="true" chart:error-category="cell-range" chart:error-upper-range="local-table.$D$2:.$D$25" chart:error-lower-range="local-table.$E$2:.$E$25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local-table.$F$2:.$F$25" chart:error-lower-range="local-table.$G$2:.$G$25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8.988cm" xlink:href="." xlink:type="simple" chart:class="chart:scatter" chart:style-name="ch1">
        <chart:plot-area chart:style-name="ch2" chart:data-source-has-labels="both" svg:x="1.3cm" svg:y="0.179cm" svg:width="14.385cm" svg:height="7.68cm">
          <chartooo:coordinate-region svg:x="2.123cm" svg:y="0.371cm" svg:width="13.37cm" svg:height="6.856cm"/>
          <chart:axis chart:dimension="x" chart:name="primary-x" chart:style-name="ch3" chartooo:axis-type="auto">
            <chart:title svg:x="8.128cm" svg:y="8.039cm" chart:style-name="ch4">
              <text:p>U[V]</text:p>
            </chart:title>
            <chart:categories table:cell-range-address="local-table.$A$2:.$A$25"/>
          </chart:axis>
          <chart:axis chart:dimension="y" chart:name="primary-y" chart:style-name="ch3">
            <chart:title svg:x="0.413cm" svg:y="1.402cm" chart:style-name="ch5">
              <text:p>I[mA]</text:p>
            </chart:title>
            <chart:grid chart:style-name="ch6" chart:class="major"/>
          </chart:axis>
          <chart:series chart:style-name="ch7" chart:values-cell-range-address="local-table.$C$2:.$C$25" chart:label-cell-address="local-table.$C$1" chart:class="chart:scatter">
            <chart:domain table:cell-range-address="local-table.$B$2:.$B$25"/>
            <chart:regression-curve chart:style-name="ch8"/>
            <chart:error-indicator chart:style-name="ch9" chart:dimension="x"/>
            <chart:error-indicator chart:style-name="ch10" chart:dimension="y"/>
            <chart:data-point chart:repeated="9"/>
            <chart:data-point chart:style-name="ch11"/>
            <chart:data-point chart:repeated="5"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">
                <text:p>3.2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9.5">
                <text:p>59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64">
                <text:p>16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86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92">
                <text:p>19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08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_64 LibreOffice_project/6cd4f1ef626f15116896b1d8e1398b56da0d0e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